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3.518cm" style:use-optimal-column-width="false"/>
    </style:style>
    <style:style style:name="co2" style:family="table-column">
      <style:table-column-properties style:column-width="8.255cm" style:use-optimal-column-width="false"/>
    </style:style>
    <style:style style:name="co3" style:family="table-column">
      <style:table-column-properties style:column-width="9.656cm" style:use-optimal-column-width="false"/>
    </style:style>
    <style:style style:name="co4" style:family="table-column">
      <style:table-column-properties style:column-width="10.014cm" style:use-optimal-column-width="false"/>
    </style:style>
    <style:style style:name="co5" style:family="table-column">
      <style:table-column-properties style:column-width="4.58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973cm"/>
    </style:style>
    <style:style style:name="ro3" style:family="table-row">
      <style:table-row-properties style:row-height="1.019cm"/>
    </style:style>
    <style:style style:name="ro4" style:family="table-row">
      <style:table-row-properties style:row-height="1.744cm"/>
    </style:style>
    <style:style style:name="ro5" style:family="table-row">
      <style:table-row-properties style:row-height="1.045cm"/>
    </style:style>
    <style:style style:name="ro6" style:family="table-row">
      <style:table-row-properties style:row-height="2.644cm"/>
    </style:style>
    <style:style style:name="ro7" style:family="table-row">
      <style:table-row-properties style:row-height="5.601cm"/>
    </style:style>
    <style:style style:name="ro8" style:family="table-row">
      <style:table-row-properties style:row-height="1.092cm"/>
    </style:style>
    <style:style style:name="ro9" style:family="table-row">
      <style:table-row-properties style:row-height="1.06cm"/>
    </style:style>
    <style:style style:name="ro10" style:family="table-row">
      <style:table-row-properties style:row-height="2.159cm"/>
    </style:style>
    <style:style style:name="ro11" style:family="table-row">
      <style:table-row-properties style:row-height="1.309cm"/>
    </style:style>
    <style:style style:name="ce1" style:family="table-cell">
      <style:graphic-properties draw:fill="solid" draw:fill-color="#cccccc" style:repeat="repeat"/>
      <style:paragraph-properties fo:border="0.02cm solid #000000"/>
      <style:text-properties fo:font-size="14pt" style:font-size-asian="14pt" style:font-size-complex="14pt"/>
    </style:style>
    <style:style style:name="ce2" style:family="table-cell">
      <style:graphic-properties draw:fill="solid" draw:fill-color="#ffffff" style:repeat="repeat"/>
      <style:paragraph-properties fo:border="0.02cm solid #000000"/>
    </style:style>
    <style:style style:name="ce3" style:family="table-cell">
      <style:graphic-properties draw:fill="solid" draw:fill-color="#ffffff" style:repeat="repeat"/>
      <style:paragraph-properties fo:border="0.02cm solid #000000"/>
      <style:text-properties fo:font-size="14pt" style:font-size-asian="14pt" style:font-size-complex="14pt"/>
    </style:style>
    <style:style style:name="ce4" style:family="table-cell">
      <style:graphic-properties draw:fill="solid" draw:fill-color="#cccccc" style:repeat="repeat"/>
      <style:paragraph-properties fo:border="0.02cm solid #000000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.517cm" svg:height="2.604cm" svg:x="18.04cm" svg:y="0.33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Help</text:span></text:p>
              </table:table-cell>
            </table:table-row>
            <table:table-row table:style-name="ro2">
              <table:table-cell table:style-name="ce2"/>
            </table:table-row>
            <table:table-row table:style-name="ro1">
              <table:table-cell table:style-name="ce3">
                <text:p text:style-name="P1"><text:span text:style-name="T1">+about():voi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254cm" svg:height="4.447cm" svg:x="13.219cm" svg:y="17.866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4">
                <text:p>EmployeeString extends Employee</text:p>
              </table:table-cell>
            </table:table-row>
            <table:table-row table:style-name="ro3">
              <table:table-cell table:style-name="ce2"/>
            </table:table-row>
            <table:table-row table:style-name="ro4">
              <table:table-cell table:style-name="ce3">
                <text:p><text:span text:style-name="T1">+toString():String</text:span></text:p>
                <text:p><text:span text:style-name="T1"/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655cm" svg:height="14.331cm" svg:x="0.637cm" svg:y="12.86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4">
                <text:p>Employee</text:p>
              </table:table-cell>
            </table:table-row>
            <table:table-row table:style-name="ro6">
              <table:table-cell table:style-name="ce3">
                <text:p text:style-name="P1"><text:span text:style-name="T1">-ID:String</text:span></text:p>
                <text:p text:style-name="P1"><text:span text:style-name="T1">-name:String</text:span></text:p>
                <text:p text:style-name="P1"><text:span text:style-name="T1">-age:String</text:span></text:p>
                <text:p text:style-name="P1"><text:span text:style-name="T1">-birth:String</text:span></text:p>
                <text:p text:style-name="P1"><text:span text:style-name="T1">-clockIn:String</text:span></text:p>
                <text:p text:style-name="P1"><text:span text:style-name="T1">-clockOut:String</text:span></text:p>
                <text:p text:style-name="P1"><text:span text:style-name="T1"/></text:p>
              </table:table-cell>
            </table:table-row>
            <table:table-row table:style-name="ro7">
              <table:table-cell table:style-name="ce3">
                <text:p><text:span text:style-name="T1">+Employee()</text:span></text:p>
                <text:p><text:span text:style-name="T1">+Employee(ID:String, name:String, age:String, birth:String, </text:span><text:span text:style-name="T1">clockIn:String, clockOut:String)</text:span></text:p>
                <text:p><text:span text:style-name="T1">+setID(ID:String):void</text:span></text:p>
                <text:p><text:span text:style-name="T1">+setName(name:String):void</text:span></text:p>
                <text:p><text:span text:style-name="T1">+setAge(age:String):void</text:span></text:p>
                <text:p><text:span text:style-name="T1">+setBirth(birth:String):void</text:span></text:p>
                <text:p><text:span text:style-name="T1">+setClockIn(clockIn:String):void</text:span></text:p>
                <text:p><text:span text:style-name="T1">+setClockOut(clockOut:String):void</text:span></text:p>
                <text:p><text:span text:style-name="T1">+getID():String</text:span></text:p>
                <text:p><text:span text:style-name="T1">+getName():String</text:span></text:p>
                <text:p><text:span text:style-name="T1">+getAge():String</text:span></text:p>
                <text:p><text:span text:style-name="T1">+getBirth():String</text:span></text:p>
                <text:p><text:span text:style-name="T1">+getClockIn():String</text:span></text:p>
                <text:p><text:span text:style-name="T1">+getClockOut():String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013cm" svg:height="10.182cm" svg:x="6.2cm" svg:y="0.124cm">
          <table:table table:template-name="default" table:use-first-row-styles="true" table:use-banding-rows-styles="true">
            <table:table-column table:style-name="co4"/>
            <table:table-row table:style-name="ro8">
              <table:table-cell table:style-name="ce4">
                <text:p>EmployeeSys</text:p>
              </table:table-cell>
            </table:table-row>
            <table:table-row table:style-name="ro9">
              <table:table-cell table:style-name="ce2"/>
            </table:table-row>
            <table:table-row table:style-name="ro10">
              <table:table-cell table:style-name="ce3">
                <text:p text:style-name="P1"><text:span text:style-name="T1">+main(args:String[]):void</text:span></text:p>
                <text:p text:style-name="P1"><text:span text:style-name="T1">+start(stage:Stage):void</text:span></text:p>
                <text:p text:style-name="P1"><text:span text:style-name="T1">+helpProgram(num:int):void</text:span></text:p>
                <text:p text:style-name="P1"><text:span text:style-name="T1">+saveProgram(num:int):void</text:span></text:p>
                <text:p text:style-name="P1"><text:span text:style-name="T1">+closeProgram(num:int):void</text:span></text:p>
                <text:p text:style-name="P1"><text:span text:style-name="T1">+deleteProgram(num:int):boolean</text:span></text:p>
                <text:p text:style-name="P1"><text:span text:style-name="T1">+quickSort(array:int, start:int, end:int):void</text:span></text:p>
                <text:p text:style-name="P1"><text:span text:style-name="T1">+partition(array:int[], start:int[], end:int[]):int</text:span></text:p>
                <text:p text:style-name="P1"><text:span text:style-name="T1">+reader(</text:span><text:span text:style-name="T1"><text:a xlink:href="../../../../../../../../String">file:String</text:a></text:span><text:span text:style-name="T1">, searchTerm:String, termPos:int):ArrayList&lt;String&gt;</text:span></text:p>
                <text:p text:style-name="P1"><text:span text:style-name="T1">+getEmployee()”ObservableList&lt;Employee&gt;</text:span></text:p>
                <text:p text:style-name="P1"><text:span text:style-name="T1">+newEmployee():void</text:span></text:p>
                <text:p text:style-name="P1"><text:span text:style-name="T1">+displayArray(array:T[]):voi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579cm" svg:height="3.097cm" svg:x="0.066cm" svg:y="0.384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1"><text:span text:style-name="T1">ConfirmBox</text:span></text:p>
              </table:table-cell>
            </table:table-row>
            <table:table-row table:style-name="ro2">
              <table:table-cell table:style-name="ce2"/>
            </table:table-row>
            <table:table-row table:style-name="ro11">
              <table:table-cell table:style-name="ce3">
                <text:p text:style-name="P1"><text:span text:style-name="T1">+display():boolean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" draw:text-style-name="P2" draw:layer="layout" svg:x1="6.207cm" svg:y1="1.635cm" svg:x2="4.556cm" svg:y2="1.635cm">
          <text:p text:style-name="P2"><text:span text:style-name="T2">Uses</text:span></text:p>
          <text:p text:style-name="P2"><text:span text:style-name="T2"/></text:p>
        </draw:line>
        <draw:line draw:style-name="gr1" draw:text-style-name="P2" draw:layer="layout" svg:x1="16.24cm" svg:y1="1.508cm" svg:x2="18.018cm" svg:y2="1.508cm">
          <text:p text:style-name="P2"><text:span text:style-name="T2">Uses</text:span></text:p>
          <text:p text:style-name="P2"><text:span text:style-name="T2"/></text:p>
        </draw:line>
        <draw:line draw:style-name="gr1" draw:text-style-name="P2" draw:layer="layout" svg:x1="8.366cm" svg:y1="10.271cm" svg:x2="8.366cm" svg:y2="12.811cm">
          <text:p text:style-name="P3"><text:span text:style-name="T2">Uses</text:span></text:p>
          <text:p text:style-name="P3"><text:span text:style-name="T2"/></text:p>
        </draw:line>
        <draw:line draw:style-name="gr1" draw:text-style-name="P2" draw:layer="layout" svg:x1="13.192cm" svg:y1="19.796cm" svg:x2="10.271cm" svg:y2="19.796cm">
          <text:p text:style-name="P3"><text:span text:style-name="T2">Inherits</text:span></text:p>
          <text:p text:style-name="P3"><text:span text:style-name="T2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01T04:03:05.10</meta:creation-date>
    <dc:date>2022-04-07T20:38:43.30</dc:date>
    <meta:editing-duration>PT28M40S</meta:editing-duration>
    <meta:editing-cycles>3</meta:editing-cycles>
    <meta:generator>OpenOffice/4.1.11$Win32 OpenOffice.org_project/4111m1$Build-9808</meta:generator>
    <meta:document-statistic meta:object-count="9"/>
  </office:meta>
</office:document-meta>
</file>